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8AF800000F0BED5F8035FC0F2BD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text-properties style:font-name="Times New Roman" fo:font-size="11pt" officeooo:rsid="00128ebd" style:font-size-asian="11pt" style:font-size-complex="11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name-complex="Arial1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style:font-name="Lucida Calligraphy" fo:font-size="18pt" style:font-size-asian="18pt" style:font-name-complex="Arial1" style:font-size-complex="18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  <style:text-properties fo:color="#808080" style:font-name="Lucida Calligraphy" fo:font-size="18pt" style:font-size-asian="18pt" style:font-name-complex="Arial1" style:font-size-complex="18pt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rsid="00128ebd" style:font-size-asian="11pt" style:font-size-complex="11pt"/>
    </style:style>
    <style:style style:name="P12" style:family="paragraph" style:parent-style-name="Standard">
      <style:text-properties style:font-name="Times New Roman" fo:font-size="11pt" officeooo:rsid="00128ebd" officeooo:paragraph-rsid="00128ebd" style:font-size-asian="11pt" style:font-size-complex="11pt"/>
    </style:style>
    <style:style style:name="P13" style:family="paragraph" style:parent-style-name="Frame_20_contents">
      <style:paragraph-properties fo:margin-left="0cm" fo:margin-right="0.032cm" fo:text-align="center" style:justify-single-word="false" fo:text-indent="0cm" style:auto-text-indent="false"/>
      <style:text-properties style:use-window-font-color="true" fo:font-size="9pt" style:font-size-asian="9pt" style:font-size-complex="9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9pt" style:font-size-asian="9pt" style:font-name-complex="Arial1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Standard">
      <style:text-properties style:font-name="Times New Roman" fo:font-size="11pt" officeooo:rsid="00128ebd" style:font-size-asian="11pt" style:font-size-complex="11pt"/>
    </style:style>
    <style:style style:name="P19" style:family="paragraph" style:parent-style-name="Frame_20_contents">
      <style:paragraph-properties fo:margin-left="0cm" fo:margin-right="0.032cm" fo:text-align="center" style:justify-single-word="false" fo:text-indent="0cm" style:auto-text-indent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1pt" officeooo:rsid="00128ebd" style:font-size-asian="11pt" style:font-size-complex="11pt"/>
    </style:style>
    <style:style style:name="T2" style:family="text">
      <style:text-properties fo:color="#ff0000" style:font-name="Times New Roman" fo:font-size="11pt" fo:font-weight="bold" officeooo:rsid="00128ebd" style:font-size-asian="11pt" style:font-weight-asian="bold" style:font-size-complex="11pt" style:font-weight-complex="bold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fo:color="#ff0000" style:font-name="Times New Roman" fo:font-size="11pt" officeooo:rsid="00128ebd" style:font-size-asian="11pt" style:font-size-complex="11pt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officeooo:rsid="00128ebd" style:font-size-asian="11pt" style:font-size-complex="11pt"/>
    </style:style>
    <style:style style:name="T7" style:family="text">
      <style:text-properties style:font-name="Times New Roman" fo:font-size="11pt" officeooo:rsid="0013b166" style:font-size-asian="11pt" style:font-size-complex="11pt"/>
    </style:style>
    <style:style style:name="T8" style:family="text">
      <style:text-properties style:font-name="Times New Roman" fo:font-size="11pt" officeooo:rsid="001553de" style:font-size-asian="11pt" style:font-size-complex="11pt"/>
    </style:style>
    <style:style style:name="T9" style:family="text">
      <style:text-properties style:font-name="Times New Roman" fo:font-size="11pt" fo:font-weight="bold" style:font-size-asian="11pt" style:font-weight-asian="bold" style:font-size-complex="11pt"/>
    </style:style>
    <style:style style:name="T10" style:family="text">
      <style:text-properties style:font-name="Times New Roman" fo:font-size="11pt" fo:font-weight="bold" officeooo:rsid="00128ebd" style:font-size-asian="11pt" style:font-weight-asian="bold" style:font-size-complex="11pt" style:font-weight-complex="bold"/>
    </style:style>
    <style:style style:name="T11" style:family="text">
      <style:text-properties fo:color="#ff0000" style:font-name="Times New Roman" fo:font-size="11pt" fo:font-weight="bold" style:font-size-asian="11pt" style:font-weight-asian="bold" style:font-size-complex="11pt"/>
    </style:style>
    <style:style style:name="T12" style:family="text">
      <style:text-properties fo:color="#ff0000" style:font-name="Times New Roman" fo:font-size="11pt" fo:font-weight="bold" officeooo:rsid="00128ebd" style:font-size-asian="11pt" style:font-weight-asian="bold" style:font-size-complex="11pt" style:font-weight-complex="bold"/>
    </style:style>
    <style:style style:name="T13" style:family="text">
      <style:text-properties fo:color="#ff0000" style:font-name="Times New Roman" fo:font-size="11pt" style:font-size-asian="11pt" style:font-size-complex="11pt"/>
    </style:style>
    <style:style style:name="T14" style:family="text">
      <style:text-properties fo:color="#ff0000" style:font-name="Times New Roman" fo:font-size="11pt" officeooo:rsid="00128ebd" style:font-size-asian="11pt" style:font-size-complex="11pt"/>
    </style:style>
    <style:style style:name="T15" style:family="text">
      <style:text-properties style:use-window-font-color="true" fo:font-size="9pt" style:font-size-asian="9pt" style:font-size-complex="9pt"/>
    </style:style>
    <style:style style:name="fr1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1.22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>
      <office:forms form:automatic-focus="false" form:apply-design-mode="false"/>
      <text:tracked-changes>
        <text:changed-region xml:id="ct65540784" text:id="ct65540784">
          <text:insertion>
            <office:change-info>
              <dc:creator>Tarek Loubani</dc:creator>
              <dc:date>2016-04-06T01:23:00</dc:date>
            </office:change-info>
          </text:insertion>
        </text:changed-region>
        <text:changed-region xml:id="ct64962752" text:id="ct64962752">
          <text:deletion>
            <office:change-info>
              <dc:creator>Tarek Loubani</dc:creator>
              <dc:date>2016-04-06T01:23:00</dc:date>
            </office:change-info>
            <text:p text:style-name="P1"><text:span text:style-name="T1">3D printed </text:span></text:p>
          </text:deletion>
        </text:changed-region>
        <text:changed-region xml:id="ct65032960" text:id="ct65032960">
          <text:insertion>
            <office:change-info>
              <dc:creator>Tarek Loubani</dc:creator>
              <dc:date>2016-04-06T01:23:00</dc:date>
            </office:change-info>
          </text:insertion>
        </text:changed-region>
        <text:changed-region xml:id="ct46660640" text:id="ct46660640">
          <text:insertion>
            <office:change-info>
              <dc:creator>Tarek Loubani</dc:creator>
              <dc:date>2016-04-06T01:24:00</dc:date>
            </office:change-info>
          </text:insertion>
        </text:changed-region>
        <text:changed-region xml:id="ct46660384" text:id="ct46660384">
          <text:deletion>
            <office:change-info>
              <dc:creator>Tarek Loubani</dc:creator>
              <dc:date>2016-04-06T01:25:00</dc:date>
            </office:change-info>
            <text:p text:style-name="P2"><text:s/></text:p>
          </text:deletion>
        </text:changed-region>
        <text:changed-region xml:id="ct65476480" text:id="ct65476480">
          <text:insertion>
            <office:change-info>
              <dc:creator>Tarek Loubani</dc:creator>
              <dc:date>2016-04-06T01:25:00</dc:date>
            </office:change-info>
          </text:insertion>
        </text:changed-region>
        <text:changed-region xml:id="ct65476704" text:id="ct65476704">
          <text:deletion>
            <office:change-info>
              <dc:creator>Tarek Loubani</dc:creator>
              <dc:date>2016-04-06T01:25:00</dc:date>
            </office:change-info>
            <text:p text:style-name="P1"><text:span text:style-name="T2">ZZZ</text:span></text:p>
          </text:deletion>
        </text:changed-region>
        <text:changed-region xml:id="ct65476928" text:id="ct65476928">
          <text:deletion>
            <office:change-info>
              <dc:creator>Tarek Loubani</dc:creator>
              <dc:date>2016-04-06T01:51:00</dc:date>
            </office:change-info>
            <text:p text:style-name="P1"><text:span text:style-name="T3">n</text:span></text:p>
          </text:deletion>
        </text:changed-region>
        <text:changed-region xml:id="ct65300592" text:id="ct65300592">
          <text:insertion>
            <office:change-info>
              <dc:creator>Tarek Loubani</dc:creator>
              <dc:date>2016-04-06T01:26:00</dc:date>
            </office:change-info>
          </text:insertion>
        </text:changed-region>
        <text:changed-region xml:id="ct65301056" text:id="ct65301056">
          <text:deletion>
            <office:change-info>
              <dc:creator>Tarek Loubani</dc:creator>
              <dc:date>2016-04-06T01:26:00</dc:date>
            </office:change-info>
            <text:p text:style-name="P1"><text:span text:style-name="T1">oxygen </text:span></text:p>
          </text:deletion>
        </text:changed-region>
        <text:changed-region xml:id="ct65303568" text:id="ct65303568">
          <text:insertion>
            <office:change-info>
              <dc:creator>Tarek Loubani</dc:creator>
              <dc:date>2016-04-06T01:26:00</dc:date>
            </office:change-info>
          </text:insertion>
        </text:changed-region>
        <text:changed-region xml:id="ct65303136" text:id="ct65303136">
          <text:deletion>
            <office:change-info>
              <dc:creator>Tarek Loubani</dc:creator>
              <dc:date>2016-04-06T01:52:00</dc:date>
            </office:change-info>
            <text:p text:style-name="P1"><text:span text:style-name="T3">a </text:span></text:p>
          </text:deletion>
        </text:changed-region>
        <text:changed-region xml:id="ct65307584" text:id="ct65307584">
          <text:insertion>
            <office:change-info>
              <dc:creator>Tarek Loubani</dc:creator>
              <dc:date>2016-04-06T01:26:00</dc:date>
            </office:change-info>
          </text:insertion>
        </text:changed-region>
        <text:changed-region xml:id="ct65307888" text:id="ct65307888">
          <text:deletion>
            <office:change-info>
              <dc:creator>Tarek Loubani</dc:creator>
              <dc:date>2016-04-06T01:26:00</dc:date>
            </office:change-info>
            <text:p text:style-name="P1"><text:span text:style-name="T1">decreasing level </text:span></text:p>
          </text:deletion>
        </text:changed-region>
        <text:changed-region xml:id="ct65311136" text:id="ct65311136">
          <text:insertion>
            <office:change-info>
              <dc:creator>Tarek Loubani</dc:creator>
              <dc:date>2016-04-06T01:26:00</dc:date>
            </office:change-info>
          </text:insertion>
        </text:changed-region>
        <text:changed-region xml:id="ct65311632" text:id="ct65311632">
          <text:insertion>
            <office:change-info>
              <dc:creator>Tarek Loubani</dc:creator>
              <dc:date>2016-04-06T01:27:00</dc:date>
            </office:change-info>
          </text:insertion>
        </text:changed-region>
        <text:changed-region xml:id="ct65311856" text:id="ct65311856">
          <text:deletion>
            <office:change-info>
              <dc:creator>Tarek Loubani</dc:creator>
              <dc:date>2016-04-06T01:27:00</dc:date>
            </office:change-info>
            <text:p text:style-name="P1"><text:span text:style-name="T4">FUNDED BY ZZZ</text:span></text:p>
          </text:deletion>
        </text:changed-region>
        <text:changed-region xml:id="ct65311360" text:id="ct65311360">
          <text:deletion>
            <office:change-info>
              <dc:creator>Tarek Loubani</dc:creator>
              <dc:date>2016-04-06T01:27:00</dc:date>
            </office:change-info>
            <text:p text:style-name="P1"><text:span text:style-name="T3"><text:s/></text:span></text:p>
          </text:deletion>
        </text:changed-region>
        <text:changed-region xml:id="ct64819392" text:id="ct64819392">
          <text:insertion>
            <office:change-info>
              <dc:creator>Tarek Loubani</dc:creator>
              <dc:date>2016-04-06T01:53:00</dc:date>
            </office:change-info>
          </text:insertion>
        </text:changed-region>
        <text:changed-region xml:id="ct65297792" text:id="ct65297792">
          <text:insertion>
            <office:change-info>
              <dc:creator>Tarek Loubani</dc:creator>
              <dc:date>2016-04-06T01:27:00</dc:date>
            </office:change-info>
          </text:insertion>
        </text:changed-region>
        <text:changed-region xml:id="ct64820944" text:id="ct64820944">
          <text:deletion>
            <office:change-info>
              <dc:creator>Tarek Loubani</dc:creator>
              <dc:date>2016-04-06T01:27:00</dc:date>
            </office:change-info>
            <text:p text:style-name="P1"><text:span text:style-name="T1">yself</text:span></text:p>
          </text:deletion>
        </text:changed-region>
        <text:changed-region xml:id="ct64820720" text:id="ct64820720">
          <text:deletion>
            <office:change-info>
              <dc:creator>Tarek Loubani</dc:creator>
              <dc:date>2016-04-06T01:28:00</dc:date>
            </office:change-info>
            <text:p text:style-name="P1"><text:span text:style-name="T1"><text:s/>at</text:span></text:p>
          </text:deletion>
        </text:changed-region>
        <text:changed-region xml:id="ct64822064" text:id="ct64822064">
          <text:insertion>
            <office:change-info>
              <dc:creator>Tarek Loubani</dc:creator>
              <dc:date>2016-04-06T01:28:00</dc:date>
            </office:change-info>
          </text:insertion>
        </text:changed-region>
        <text:changed-region xml:id="ct64822672" text:id="ct64822672">
          <text:insertion>
            <office:change-info>
              <dc:creator>Tarek Loubani</dc:creator>
              <dc:date>2016-04-06T01:28:00</dc:date>
            </office:change-info>
          </text:insertion>
        </text:changed-region>
        <text:changed-region xml:id="ct64822288" text:id="ct64822288">
          <text:insertion>
            <office:change-info>
              <dc:creator>Tarek Loubani</dc:creator>
              <dc:date>2016-04-06T01:29:00</dc:date>
            </office:change-info>
          </text:insertion>
        </text:changed-region>
        <text:changed-region xml:id="ct64823200" text:id="ct64823200">
          <text:deletion>
            <office:change-info>
              <dc:creator>Tarek Loubani</dc:creator>
              <dc:date>2016-04-06T01:29:00</dc:date>
            </office:change-info>
            <text:p text:style-name="P1"><text:span text:style-name="T1"><text:s/>I</text:span></text:p>
          </text:deletion>
        </text:changed-region>
        <text:changed-region xml:id="ct64822896" text:id="ct64822896">
          <text:deletion>
            <office:change-info>
              <dc:creator>Tarek Loubani</dc:creator>
              <dc:date>2016-04-06T01:29:00</dc:date>
            </office:change-info>
            <text:p text:style-name="P1"><text:span text:style-name="T3"><text:s/>then</text:span></text:p>
          </text:deletion>
        </text:changed-region>
        <text:changed-region xml:id="ct64824624" text:id="ct64824624">
          <text:insertion>
            <office:change-info>
              <dc:creator>Tarek Loubani</dc:creator>
              <dc:date>2016-04-06T01:29:00</dc:date>
            </office:change-info>
          </text:insertion>
        </text:changed-region>
        <text:changed-region xml:id="ct64826640" text:id="ct64826640">
          <text:insertion>
            <office:change-info>
              <dc:creator>Tarek Loubani</dc:creator>
              <dc:date>2016-04-06T01:29:00</dc:date>
            </office:change-info>
          </text:insertion>
        </text:changed-region>
        <text:changed-region xml:id="ct64827088" text:id="ct64827088">
          <text:deletion>
            <office:change-info>
              <dc:creator>Tarek Loubani</dc:creator>
              <dc:date>2016-04-06T01:29:00</dc:date>
            </office:change-info>
            <text:p text:style-name="P3">Schulich School </text:p>
          </text:deletion>
        </text:changed-region>
        <text:changed-region xml:id="ct64826864" text:id="ct64826864">
          <text:deletion>
            <office:change-info>
              <dc:creator>Tarek Loubani</dc:creator>
              <dc:date>2016-04-06T01:30:00</dc:date>
            </office:change-info>
            <text:p text:style-name="P3">of Medicine and Dentistry</text:p>
          </text:deletion>
        </text:changed-region>
        <text:changed-region xml:id="ct64827600" text:id="ct64827600">
          <text:insertion>
            <office:change-info>
              <dc:creator>Tarek Loubani</dc:creator>
              <dc:date>2016-04-06T01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Picture 1" text:anchor-type="as-char" svg:width="16.544cm" svg:height="1.236cm" draw:z-index="1"><draw:image xlink:href="Pictures/2000000900008AF800000F0BED5F8035FC0F2BD4.wmf" xlink:type="simple" xlink:show="embed" xlink:actuate="onLoad"/></draw:frame></text:p>
      <text:p text:style-name="P8"><draw:custom-shape text:anchor-type="paragraph" style:rel-height="20%" draw:z-index="0" draw:name="Text Box 2" draw:style-name="gr1" draw:text-style-name="P20" svg:width="10.252cm" svg:height="0.985cm" svg:x="2.455cm" svg:y="0.896cm"><text:p text:style-name="P13">800 Commissioners Rd East • London, Ontario • N6A 5W9 • Canada</text:p><text:p text:style-name="P19"><text:span text:style-name="T15">Telephone: (519) 685-8500 ext 76089 • Fax: (519) 667-676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vision of Emergency Medicine</text:p>
      <text:p text:style-name="P9"><text:tab/><text:tab/></text:p>
      <text:h text:style-name="P16" text:outline-level="1"/>
      <text:p text:style-name="P7"/>
      <text:p text:style-name="P1"><office:annotation office:name="__Annotation__12_723621726"><dc:creator>Kevin Wood</dc:creator><dc:date>2016-04-05T21:03:00</dc:date><loext:sender-initials>KW</loext:sender-initials><text:p>Recruiting students?</text:p></office:annotation><text:span text:style-name="T3">Dear students,</text:span><office:annotation-end office:name="__Annotation__12_723621726"/></text:p>
      <text:p text:style-name="P2"/>
      <text:p text:style-name="P1"><text:span text:style-name="T3">You are invited to participate in a research study investigating the validity of a </text:span><text:change-start text:change-id="ct65540784"/><text:span text:style-name="T1">low-cost high quality </text:span><text:change-end text:change-id="ct65540784"/><text:change text:change-id="ct64962752"/><text:span text:style-name="T3">pulse oximeter</text:span><text:change-start text:change-id="ct65032960"/><text:span text:style-name="T3"> </text:span><text:span text:style-name="T1">that uses 3D printing and other innovative technologies to make high quality life-saving pulse oximeters available for very low cost </text:span><text:change-end text:change-id="ct65032960"/><text:change-start text:change-id="ct46660640"/><text:span text:style-name="T1">in Canada and internationally</text:span><text:change-end text:change-id="ct46660640"/><text:span text:style-name="T3">. A pulse oximeter is a sensor device placed on the finger to measure oxygen levels in the blood. We would greatly appreciate your participation in this study. All healthy, non-smoking adults over the age of 18 are eligible to participate in this study. A reminder e-mail will be sent in two weeks’ time.</text:span></text:p>
      <text:p text:style-name="P2"/>
      <text:p text:style-name="P2">The purpose of this study is to calibrate and validate a 3D printed pulse oximeter that measures oxygen levels in the blood. Measurements from the experimental pulse oximeter will be compared to a gold standard – the pulse oximeter currently used in the emergency department at London Health Sciences Centre (LHSC).<text:bookmark text:name="_GoBack"/><text:change text:change-id="ct46660384"/></text:p>
      <text:p text:style-name="P2"/>
      <text:p text:style-name="P1"><text:span text:style-name="T3">If you agree to participate, you will be asked to complete the study protocol, which should take </text:span><text:change-start text:change-id="ct65476480"/><text:span text:style-name="T10">60</text:span><text:change-end text:change-id="ct65476480"/><text:change text:change-id="ct65476704"/><text:span text:style-name="T11"> </text:span><text:span text:style-name="T9">minutes</text:span><text:span text:style-name="T3"> to complete. All study procedures will be conducted in the emergency department at Victoria Hospital and University Hospital at LHSC by an experienced emergency physician (EP). Participation in this study consists of: an </text:span><text:span text:style-name="T13">arterial catheter insertion into the wrist</text:span><text:span text:style-name="T3"> by the EP to measure oxygen levels in blood samples; the experimental, 3D printed pulse oximeter and a control oximeter to be placed on your fingers; a</text:span><text:change text:change-id="ct65476928"/><text:span text:style-name="T3"> </text:span><text:change-start text:change-id="ct65300592"/><text:span text:style-name="T1">breathing </text:span><text:change-end text:change-id="ct65300592"/><text:change text:change-id="ct65301056"/><text:span text:style-name="T3">mask to deliver </text:span><text:change-start text:change-id="ct65303568"/><text:span text:style-name="T1">a mix of nitrogen and </text:span><text:change-end text:change-id="ct65303568"/><text:span text:style-name="T3">oxygen at </text:span><text:change text:change-id="ct65303136"/><text:span text:style-name="T3">progressively </text:span><text:change-start text:change-id="ct65307584"/><text:span text:style-name="T1">different ratios </text:span><text:change-end text:change-id="ct65307584"/><text:change text:change-id="ct65307888"/><text:span text:style-name="T3">under careful monitoring by the EP.</text:span></text:p>
      <text:p text:style-name="P2"/>
      <text:p text:style-name="P1"><text:span text:style-name="T3">This study is part of a research project </text:span><text:change-start text:change-id="ct65311136"/><text:span text:style-name="T1">funded by the Division of Emergency Medicine and the </text:span><text:change-end text:change-id="ct65311136"/><text:change-start text:change-id="ct65311632"/><text:span text:style-name="T1">medical school at Western</text:span><text:change-end text:change-id="ct65311632"/><text:change text:change-id="ct65311856"/><text:span text:style-name="T13"> </text:span><text:span text:style-name="T3">being under</text:span><text:change text:change-id="ct65311360"/><text:span text:style-name="T3">taken by Dr. Tarek Loubani of Western University. Should you require any further information, please feel free to contact: Dr.</text:span> <text:span text:style-name="T3">Tarek Loubani (tlouban@uwo.ca), </text:span><text:change-start text:change-id="ct64819392"/><text:span text:style-name="T8">Carrie Wakem (carrie.wakem@lhsc.on.ca) </text:span><text:change-end text:change-id="ct64819392"/><text:span text:style-name="T3">or Melanie Columbus (melanie.columbus@lhsc.on.ca) at 519-685-8500 ext 55014.</text:span></text:p>
      <text:p text:style-name="P2"/>
      <text:p text:style-name="P1"><text:span text:style-name="T3">If you are interested in participating, please e-mail m</text:span><text:change-start text:change-id="ct65297792"/><text:span text:style-name="T1">e</text:span><text:change-end text:change-id="ct65297792"/><text:change text:change-id="ct64820944"/><text:change text:change-id="ct64820720"/><text:span text:style-name="T3"> </text:span><text:change-start text:change-id="ct64822064"/><text:span text:style-name="T1">(</text:span><text:change-end text:change-id="ct64822064"/><text:span text:style-name="T3">tlouban@uwo.ca</text:span><text:change-start text:change-id="ct64822672"/><text:span text:style-name="T1">) or Carrie Wakem (project manager; carrie.wakem@</text:span><text:span text:style-name="T8">lhsc.on.ca</text:span><text:span text:style-name="T1">)</text:span><text:change-end text:change-id="ct64822672"/><text:change-start text:change-id="ct64822288"/><text:span text:style-name="T1">. We</text:span><text:change-end text:change-id="ct64822288"/><text:change text:change-id="ct64823200"/><text:span text:style-name="T3"> will</text:span><text:change text:change-id="ct64822896"/><text:span text:style-name="T3"> discuss with you the study and answer any questions you may have.</text:span></text:p>
      <text:p text:style-name="P2"><text:bookmark text:name="OLE_LINK5"/><text:bookmark text:name="OLE_LINK6"/></text:p>
      <text:p text:style-name="Standard"><text:span text:style-name="T3">Dr.</text:span> <text:span text:style-name="T3">Tarek Loubani, MD, CCFP (EM) </text:span></text:p>
      <text:p text:style-name="P12"><text:change-start text:change-id="ct64824624"/>Consultant, Division of Emergency medicine</text:p>
      <text:p text:style-name="P12">London Health Sciences Centre</text:p>
      <text:p text:style-name="P10"><text:change-end text:change-id="ct64824624"/>Assistant Professor</text:p>
      <text:p text:style-name="P3"><text:change-start text:change-id="ct64826640"/>Faculty of Medicine<text:change-end text:change-id="ct64826640"/><text:change text:change-id="ct64827088"/><text:change text:change-id="ct64826864"/></text:p>
      <text:p text:style-name="Standard"><text:span text:style-name="T3">Western University</text:span><text:change-start text:change-id="ct64827600"/><text:span text:style-name="T3"> </text:span><text:span text:style-name="T7">Medicine</text:span><text:change-end text:change-id="ct6482760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27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1" style:family="paragraph" style:parent-style-name="Standard" style:default-outline-level="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fo:language="en" fo:country="CA" style:font-name-asian="Calibri1" style:font-family-asian="Calibri" style:font-family-generic-asian="system" style:font-pitch-asian="variable" style:font-size-asian="11pt" style:font-size-complex="11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yle1_20_Char" style:display-name="Style1 Char" style:family="text" style:parent-style-name="Default_20_Paragraph_20_Font"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746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 Date: April 05, 2016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ley McLeodS</meta:initial-creator>
    <dc:creator>Tarek Loubani</dc:creator>
    <meta:editing-cycles>8</meta:editing-cycles>
    <meta:creation-date>2016-04-06T01:02:00</meta:creation-date>
    <dc:date>2016-04-06T01:53:54.192228290</dc:date>
    <meta:editing-duration>PT28M39S</meta:editing-duration>
    <meta:generator>LibreOffice/5.1.1.3$Linux_X86_64 LibreOffice_project/10m0$Build-3</meta:generator>
    <meta:document-statistic meta:table-count="0" meta:image-count="1" meta:object-count="0" meta:page-count="1" meta:paragraph-count="18" meta:word-count="392" meta:character-count="2523" meta:non-whitespace-character-count="2143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